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210000008AFD075BF212B3CE4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291cm" svg:height="1.592cm" svg:x="0.409cm" svg:y="0.508cm">
          <draw:image xlink:href="Pictures/10000000000002210000008AFD075BF212B3CE4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06:20:34.147893000</meta:creation-date>
    <dc:date>2017-06-21T06:22:57.159388000</dc:date>
    <meta:editing-duration>PT2M25S</meta:editing-duration>
    <meta:editing-cycles>1</meta:editing-cycles>
    <meta:generator>LibreOffice/5.2.6.2$MacOSX_X86_64 LibreOffice_project/a3100ed2409ebf1c212f5048fbe377c281438fdc</meta:generator>
    <meta:document-statistic meta:object-count="1"/>
  </office:meta>
</office:document-meta>
</file>